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cibnDH1kLYynb5FaYoOOxmnLUYSOX54M789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2:01:15.646490444</meta:creation-date>
    <dc:date>2022-10-05T12:01:30.137100448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6.2$Linux_X86_64 LibreOffice_project/30$Build-2</meta:generator>
  </office:meta>
</office:document-meta>
</file>